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bcc" draw:textarea-horizontal-align="justify" draw:textarea-vertical-align="middle" draw:auto-grow-height="false" fo:min-height="8.15cm" fo:min-width="12cm"/>
    </style:style>
    <style:style style:name="gr2" style:family="graphic" style:parent-style-name="standard">
      <style:graphic-properties draw:fill="solid" draw:fill-color="#adc5e7" draw:textarea-horizontal-align="justify" draw:textarea-vertical-align="middle" draw:auto-grow-height="false" fo:min-height="0.65cm" fo:min-width="2.1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.4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.7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2.8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3.1cm"/>
    </style:style>
    <style:style style:name="gr7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.2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.8cm"/>
    </style:style>
    <style:style style:name="gr10" style:family="graphic" style:parent-style-name="standard">
      <style:graphic-properties draw:fill="solid" draw:fill-color="#adc5e7" draw:textarea-horizontal-align="justify" draw:textarea-vertical-align="middle" draw:auto-grow-height="false" fo:min-height="0.65cm" fo:min-width="2.2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.6cm"/>
    </style:style>
    <style:style style:name="gr12" style:family="graphic" style:parent-style-name="objectwithoutfill">
      <style:graphic-properties draw:stroke="solid" draw:stroke-dash="Fine_20_Dashed" svg:stroke-color="#a3238e" draw:marker-end="Arrow" draw:marker-end-width="0.3cm" draw:fill="none" draw:fill-color="#ffffff" draw:textarea-vertical-align="middle"/>
    </style:style>
    <style:style style:name="gr13" style:family="graphic" style:parent-style-name="objectwithoutfill">
      <style:graphic-properties draw:stroke="dash" draw:stroke-dash="Fine_20_Dashed" svg:stroke-color="#000000" draw:marker-end="Arrow" draw:marker-end-width="0.3cm" draw:fill="none" draw:fill-color="#ffffff" draw:textarea-vertical-align="middl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65cm" fo:min-width="2.1cm"/>
    </style:style>
    <style:style style:name="gr15" style:family="graphic" style:parent-style-name="objectwithoutfill">
      <style:graphic-properties svg:stroke-color="#a3238e" draw:marker-end="Arrow" draw:marker-end-width="0.3cm" draw:fill="none" draw:fill-color="#ffffff" draw:textarea-vertical-align="middle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65cm" fo:min-width="2.6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65cm" fo:min-width="3.9cm"/>
    </style:style>
    <style:style style:name="gr18" style:family="graphic" style:parent-style-name="objectwithoutfill">
      <style:graphic-properties svg:stroke-color="#a3238e" draw:marker-start="Arrow" draw:marker-start-width="0.3cm" draw:marker-end="Arrow" draw:marker-end-width="0.3cm" draw:fill="none" draw:fill-color="#ffffff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4.55cm" fo:min-width="13.8cm"/>
    </style:style>
    <style:style style:name="gr20" style:family="graphic" style:parent-style-name="standard">
      <style:graphic-properties draw:stroke="none" svg:stroke-color="#000000" draw:fill="none" draw:fill-color="#ffffff" fo:min-height="0.712cm"/>
    </style:style>
    <style:style style:name="gr21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/>
    </style:style>
    <style:style style:name="gr22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2.9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fffbcc"/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adc5e7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solid" draw:fill-color="#ffffff"/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text-properties fo:font-size="14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5" draw:id="id15" draw:layer="layout" svg:width="12.5cm" svg:height="8.4cm" svg:x="5.3cm" svg:y="1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9cm" svg:x="10.2cm" svg:y="16.2cm">
          <text:p text:style-name="P2"><text:span text:style-name="T1">Mesh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9" draw:id="id19" draw:layer="layout" svg:width="1.9cm" svg:height="1.1cm" svg:x="5.7cm" svg:y="18.5cm">
          <text:p text:style-name="P2"><text:span text:style-name="T1">Poin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2.2cm" svg:height="1.1cm" svg:x="9cm" svg:y="18.5cm">
          <text:p text:style-name="P2"><text:span text:style-name="T1">Ed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" draw:id="id21" draw:layer="layout" svg:width="1.9cm" svg:height="1.1cm" svg:x="12.4cm" svg:y="18.5cm">
          <text:p text:style-name="P2"><text:span text:style-name="T1">Cel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0" draw:id="id20" draw:layer="layout" svg:width="2.2cm" svg:height="1.1cm" svg:x="15.2cm" svg:y="18.5cm">
          <text:p text:style-name="P2"><text:span text:style-name="T1">Patch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3.3cm" svg:height="1.1cm" svg:x="6.5cm" svg:y="23cm">
          <text:p text:style-name="P2"><text:span text:style-name="T1">EdgeInternal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3.6cm" svg:height="1.1cm" svg:x="10.2cm" svg:y="23cm">
          <text:p text:style-name="P2"><text:span text:style-name="T1">EdgeBoundary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8.15cm" svg:y1="23cm" svg:x2="10.1cm" svg:y2="19.6cm" draw:start-shape="id1" draw:start-glue-point="0" draw:end-shape="id2" draw:end-glue-point="2" svg:d="M8150 23000l1950-3400" svg:viewBox="0 0 1951 3401">
          <text:p/>
        </draw:connector>
        <draw:connector draw:style-name="gr7" draw:text-style-name="P5" draw:layer="layout" draw:type="line" svg:x1="12cm" svg:y1="23cm" svg:x2="10.1cm" svg:y2="19.6cm" draw:start-shape="id3" draw:start-glue-point="0" draw:end-shape="id2" draw:end-glue-point="2" svg:d="M12000 23000l-1900-3400" svg:viewBox="0 0 1901 3401">
          <text:p/>
        </draw:connector>
        <draw:custom-shape draw:style-name="gr2" draw:text-style-name="P3" xml:id="id13" draw:id="id13" draw:layer="layout" svg:width="2.6cm" svg:height="0.9cm" svg:x="19.9cm" svg:y="16.3cm">
          <text:p text:style-name="P2"><text:span text:style-name="T1">Probl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layout" svg:width="2.6cm" svg:height="0.9cm" svg:x="23cm" svg:y="23.2cm">
          <text:p text:style-name="P2"><text:span text:style-name="T1">Boundar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1.9cm" svg:height="1.1cm" svg:x="22.5cm" svg:y="25.4cm">
          <text:p text:style-name="P2"><text:span text:style-name="T1">Slip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6" draw:id="id6" draw:layer="layout" svg:width="1.7cm" svg:height="1.1cm" svg:x="24.6cm" svg:y="25.4cm">
          <text:p text:style-name="P2"><text:span text:style-name="T1">Ope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7" draw:id="id7" draw:layer="layout" svg:width="2.3cm" svg:height="1.1cm" svg:x="26.5cm" svg:y="25.4cm">
          <text:p text:style-name="P2"><text:span text:style-name="T1">Constan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2.2cm" svg:height="1.1cm" svg:x="20.1cm" svg:y="25.4cm">
          <text:p text:style-name="P2"><text:span text:style-name="T1">Sine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23.45cm" svg:y1="25.4cm" svg:x2="24.3cm" svg:y2="24.1cm" draw:start-shape="id4" draw:start-glue-point="0" draw:end-shape="id5" draw:end-glue-point="2" svg:d="M23450 25400l850-1300" svg:viewBox="0 0 851 1301">
          <text:p/>
        </draw:connector>
        <draw:connector draw:style-name="gr7" draw:text-style-name="P5" draw:layer="layout" draw:type="line" svg:x1="25.45cm" svg:y1="25.4cm" svg:x2="24.3cm" svg:y2="24.1cm" draw:start-shape="id6" draw:start-glue-point="0" draw:end-shape="id5" draw:end-glue-point="2" svg:d="M25450 25400l-1150-1300" svg:viewBox="0 0 1151 1301">
          <text:p/>
        </draw:connector>
        <draw:connector draw:style-name="gr7" draw:text-style-name="P5" draw:layer="layout" draw:type="line" svg:x1="27.65cm" svg:y1="25.4cm" svg:x2="24.3cm" svg:y2="24.1cm" draw:start-shape="id7" draw:start-glue-point="0" draw:end-shape="id5" draw:end-glue-point="2" svg:d="M27650 25400l-3350-1300" svg:viewBox="0 0 3351 1301">
          <text:p/>
        </draw:connector>
        <draw:connector draw:style-name="gr7" draw:text-style-name="P5" draw:layer="layout" draw:type="line" svg:x1="21.2cm" svg:y1="25.4cm" svg:x2="24.3cm" svg:y2="24.1cm" draw:start-shape="id8" draw:start-glue-point="0" draw:end-shape="id5" draw:end-glue-point="2" svg:d="M21200 25400l3100-1300" svg:viewBox="0 0 3101 1301">
          <text:p/>
        </draw:connector>
        <draw:custom-shape draw:style-name="gr10" draw:text-style-name="P3" xml:id="id10" draw:id="id10" draw:layer="layout" svg:width="2.7cm" svg:height="0.9cm" svg:x="27.8cm" svg:y="16.3cm">
          <text:p text:style-name="P2"><text:span text:style-name="T1">Flux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9" draw:id="id9" draw:layer="layout" svg:width="2.1cm" svg:height="1.1cm" svg:x="25.9cm" svg:y="18.6cm">
          <text:p text:style-name="P2"><text:span text:style-name="T1">LLF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1" draw:id="id11" draw:layer="layout" svg:width="1.9cm" svg:height="1.1cm" svg:x="28.2cm" svg:y="18.6cm">
          <text:p text:style-name="P2"><text:span text:style-name="T1">HL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2" draw:id="id12" draw:layer="layout" svg:width="2.2cm" svg:height="1.1cm" svg:x="30.3cm" svg:y="18.6cm">
          <text:p text:style-name="P2"><text:span text:style-name="T1">HLLC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26.95cm" svg:y1="18.6cm" svg:x2="29.15cm" svg:y2="17.2cm" draw:start-shape="id9" draw:start-glue-point="0" draw:end-shape="id10" draw:end-glue-point="2" svg:d="M26950 18600l2200-1400" svg:viewBox="0 0 2201 1401">
          <text:p/>
        </draw:connector>
        <draw:connector draw:style-name="gr7" draw:text-style-name="P5" draw:layer="layout" draw:type="line" svg:x1="29.15cm" svg:y1="18.6cm" svg:x2="29.15cm" svg:y2="17.2cm" draw:start-shape="id11" draw:start-glue-point="0" draw:end-shape="id10" draw:end-glue-point="2" svg:d="M29150 18600v-1400" svg:viewBox="0 0 1 1401">
          <text:p/>
        </draw:connector>
        <draw:connector draw:style-name="gr7" draw:text-style-name="P5" draw:layer="layout" draw:type="line" svg:x1="31.4cm" svg:y1="18.6cm" svg:x2="29.15cm" svg:y2="17.2cm" draw:start-shape="id12" draw:start-glue-point="0" draw:end-shape="id10" draw:end-glue-point="2" svg:d="M31400 18600l-2250-1400" svg:viewBox="0 0 2251 1401">
          <text:p/>
        </draw:connector>
        <draw:connector draw:style-name="gr12" draw:text-style-name="P5" draw:layer="layout" draw:type="line" svg:x1="13.8cm" svg:y1="23.55cm" svg:x2="23cm" svg:y2="23.65cm" draw:start-shape="id3" draw:start-glue-point="1" draw:end-shape="id5" draw:end-glue-point="3" svg:d="M13800 23550l9200 100" svg:viewBox="0 0 9201 101">
          <text:p/>
        </draw:connector>
        <draw:connector draw:style-name="gr13" draw:text-style-name="P5" draw:layer="layout" draw:type="line" svg:x1="27.8cm" svg:y1="16.75cm" svg:x2="22.5cm" svg:y2="16.75cm" draw:start-shape="id10" draw:start-glue-point="3" draw:end-shape="id13" draw:end-glue-point="1" svg:d="M27800 16750h-5300" svg:viewBox="0 0 5301 1">
          <text:p/>
        </draw:connector>
        <draw:custom-shape draw:style-name="gr2" draw:text-style-name="P3" xml:id="id14" draw:id="id14" draw:layer="layout" svg:width="2.6cm" svg:height="0.9cm" svg:x="19.9cm" svg:y="10.5cm">
          <text:p text:style-name="P2"><text:span text:style-name="T1">Solver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" svg:x1="21.2cm" svg:y1="11.4cm" svg:x2="11.55cm" svg:y2="16.2cm" draw:start-shape="id14" draw:start-glue-point="2" draw:end-shape="id15" draw:end-glue-point="0" svg:d="M21200 11400l-9650 4800" svg:viewBox="0 0 9651 4801">
          <text:p/>
        </draw:connector>
        <draw:connector draw:style-name="gr13" draw:text-style-name="P5" draw:layer="layout" draw:type="line" svg:x1="21.2cm" svg:y1="11.4cm" svg:x2="21.2cm" svg:y2="16.3cm" draw:start-shape="id14" draw:start-glue-point="2" draw:end-shape="id13" draw:end-glue-point="0" svg:d="M21200 11400v4900" svg:viewBox="0 0 1 4901">
          <text:p/>
        </draw:connector>
        <draw:connector draw:style-name="gr13" draw:text-style-name="P5" draw:layer="layout" draw:type="line" svg:x1="21.2cm" svg:y1="11.4cm" svg:x2="29.15cm" svg:y2="16.3cm" draw:start-shape="id14" draw:start-glue-point="2" draw:end-shape="id10" draw:end-glue-point="0" svg:d="M21200 11400l7950 4900" svg:viewBox="0 0 7951 4901">
          <text:p/>
        </draw:connector>
        <draw:custom-shape draw:style-name="gr10" draw:text-style-name="P3" xml:id="id16" draw:id="id16" draw:layer="layout" svg:width="2.7cm" svg:height="0.9cm" svg:x="10.2cm" svg:y="12.5cm">
          <text:p text:style-name="P2"><text:span text:style-name="T1">Indicator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" svg:x1="11.55cm" svg:y1="13.4cm" svg:x2="11.55cm" svg:y2="16.2cm" draw:start-shape="id16" draw:start-glue-point="2" draw:end-shape="id15" draw:end-glue-point="0" svg:d="M11550 13400v2800" svg:viewBox="0 0 1 2801">
          <text:p/>
        </draw:connector>
        <draw:custom-shape draw:style-name="gr2" draw:text-style-name="P3" xml:id="id17" draw:id="id17" draw:layer="layout" svg:width="2.6cm" svg:height="0.9cm" svg:x="10.3cm" svg:y="8.3cm">
          <text:p text:style-name="P2"><text:span text:style-name="T1">Limiter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" svg:x1="11.6cm" svg:y1="9.2cm" svg:x2="11.55cm" svg:y2="12.5cm" draw:start-shape="id17" draw:start-glue-point="2" draw:end-shape="id16" draw:end-glue-point="0" svg:d="M11600 9200l-50 3300" svg:viewBox="0 0 51 3301">
          <text:p/>
        </draw:connector>
        <draw:connector draw:style-name="gr13" draw:text-style-name="P5" draw:layer="layout" draw:type="line" svg:x1="11.6cm" svg:y1="9.2cm" svg:x2="21.2cm" svg:y2="16.3cm" draw:start-shape="id17" draw:start-glue-point="2" draw:end-shape="id13" draw:end-glue-point="0" svg:d="M11600 9200l9600 7100" svg:viewBox="0 0 9601 7101">
          <text:p/>
        </draw:connector>
        <draw:custom-shape draw:style-name="gr14" draw:text-style-name="P4" xml:id="id18" draw:id="id18" draw:layer="layout" svg:width="2.6cm" svg:height="0.9cm" svg:x="2.4cm" svg:y="25.5cm">
          <text:p text:style-name="P2"><text:span text:style-name="T1">Tim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" svg:x1="20.1cm" svg:y1="25.95cm" svg:x2="5cm" svg:y2="25.95cm" draw:start-shape="id8" draw:start-glue-point="3" draw:end-shape="id18" draw:end-glue-point="1" svg:d="M20100 25950h-15100" svg:viewBox="0 0 15101 1">
          <text:p/>
        </draw:connector>
        <draw:connector draw:style-name="gr15" draw:text-style-name="P5" draw:layer="layout" draw:type="line" svg:x1="9cm" svg:y1="19.05cm" svg:x2="7.6cm" svg:y2="19.05cm" draw:start-shape="id2" draw:start-glue-point="3" draw:end-shape="id19" svg:d="M9000 19050h-1400" svg:viewBox="0 0 1401 1">
          <text:p/>
        </draw:connector>
        <draw:connector draw:style-name="gr15" draw:text-style-name="P5" draw:layer="layout" draw:type="line" svg:x1="16.3cm" svg:y1="19.6cm" svg:x2="13.8cm" svg:y2="23.55cm" draw:start-shape="id20" draw:start-glue-point="2" draw:end-shape="id3" svg:d="M16300 19600l-2500 3950" svg:viewBox="0 0 2501 3951">
          <text:p/>
        </draw:connector>
        <draw:connector draw:style-name="gr13" draw:text-style-name="P5" draw:layer="layout" draw:type="line" svg:x1="21.2cm" svg:y1="25.4cm" svg:x2="21.2cm" svg:y2="17.2cm" draw:start-shape="id8" draw:start-glue-point="0" draw:end-shape="id13" draw:end-glue-point="2" svg:d="M21200 25400v-8200" svg:viewBox="0 0 1 8201">
          <text:p/>
        </draw:connector>
        <draw:connector draw:style-name="gr13" draw:text-style-name="P5" draw:layer="layout" draw:type="line" svg:x1="13.35cm" svg:y1="18.5cm" svg:x2="19.9cm" svg:y2="16.75cm" draw:start-shape="id21" draw:start-glue-point="0" draw:end-shape="id13" draw:end-glue-point="3" svg:d="M13350 18500l6550-1750" svg:viewBox="0 0 6551 1751">
          <text:p/>
        </draw:connector>
        <draw:custom-shape draw:style-name="gr16" draw:text-style-name="P4" xml:id="id22" draw:id="id22" draw:layer="layout" svg:width="3.1cm" svg:height="0.9cm" svg:x="5.3cm" svg:y="11.5cm">
          <text:p text:style-name="P2"><text:span text:style-name="T1">Nowhe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xml:id="id23" draw:id="id23" draw:layer="layout" svg:width="3.1cm" svg:height="0.9cm" svg:x="5.3cm" svg:y="12.5cm">
          <text:p text:style-name="P2"><text:span text:style-name="T1">Everywhe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xml:id="id24" draw:id="id24" draw:layer="layout" svg:width="3.1cm" svg:height="0.9cm" svg:x="5.3cm" svg:y="13.5cm">
          <text:p text:style-name="P2"><text:span text:style-name="T1">KXRCF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8.4cm" svg:y1="11.95cm" svg:x2="10.2cm" svg:y2="12.95cm" draw:start-shape="id22" draw:start-glue-point="1" draw:end-shape="id16" draw:end-glue-point="3" svg:d="M8400 11950l1800 1000" svg:viewBox="0 0 1801 1001">
          <text:p/>
        </draw:connector>
        <draw:connector draw:style-name="gr7" draw:text-style-name="P5" draw:layer="layout" draw:type="line" svg:x1="8.4cm" svg:y1="12.95cm" svg:x2="10.2cm" svg:y2="12.95cm" draw:start-shape="id23" draw:start-glue-point="1" draw:end-shape="id16" draw:end-glue-point="3" svg:d="M8400 12950h1800" svg:viewBox="0 0 1801 1">
          <text:p/>
        </draw:connector>
        <draw:connector draw:style-name="gr7" draw:text-style-name="P5" draw:layer="layout" draw:type="line" svg:x1="8.4cm" svg:y1="13.95cm" svg:x2="10.2cm" svg:y2="12.95cm" draw:start-shape="id24" draw:start-glue-point="1" draw:end-shape="id16" draw:end-glue-point="3" svg:d="M8400 13950l1800-1000" svg:viewBox="0 0 1801 1001">
          <text:p/>
        </draw:connector>
        <draw:custom-shape draw:style-name="gr16" draw:text-style-name="P4" xml:id="id25" draw:id="id25" draw:layer="layout" svg:width="3.1cm" svg:height="0.9cm" svg:x="5.3cm" svg:y="7.3cm">
          <text:p text:style-name="P2"><text:span text:style-name="T1">FinDi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xml:id="id26" draw:id="id26" draw:layer="layout" svg:width="4.4cm" svg:height="0.9cm" svg:x="4cm" svg:y="8.3cm">
          <text:p text:style-name="P2"><text:span text:style-name="T1">RiemannWEN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xml:id="id27" draw:id="id27" draw:layer="layout" svg:width="3.1cm" svg:height="0.9cm" svg:x="5.3cm" svg:y="9.3cm">
          <text:p text:style-name="P2"><text:span text:style-name="T1">WENOS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8.4cm" svg:y1="7.75cm" svg:x2="10.3cm" svg:y2="8.75cm" draw:start-shape="id25" draw:start-glue-point="1" draw:end-shape="id17" draw:end-glue-point="3" svg:d="M8400 7750l1900 1000" svg:viewBox="0 0 1901 1001">
          <text:p/>
        </draw:connector>
        <draw:connector draw:style-name="gr7" draw:text-style-name="P5" draw:layer="layout" draw:type="line" svg:x1="8.4cm" svg:y1="8.75cm" svg:x2="10.3cm" svg:y2="8.75cm" draw:start-shape="id26" draw:start-glue-point="1" draw:end-shape="id17" draw:end-glue-point="3" svg:d="M8400 8750h1900" svg:viewBox="0 0 1901 1">
          <text:p/>
        </draw:connector>
        <draw:connector draw:style-name="gr7" draw:text-style-name="P5" draw:layer="layout" draw:type="line" svg:x1="8.4cm" svg:y1="9.75cm" svg:x2="10.3cm" svg:y2="8.75cm" draw:start-shape="id27" draw:start-glue-point="1" draw:end-shape="id17" draw:end-glue-point="3" svg:d="M8400 9750l1900-1000" svg:viewBox="0 0 1901 1001">
          <text:p/>
        </draw:connector>
        <draw:connector draw:style-name="gr18" draw:text-style-name="P5" draw:layer="layout" svg:x1="11.2cm" svg:y1="19.05cm" svg:x2="12.4cm" svg:y2="19.05cm" draw:start-shape="id2" draw:start-glue-point="1" draw:end-shape="id21" svg:d="M11200 19050h1200" svg:viewBox="0 0 1201 1">
          <text:p/>
        </draw:connector>
        <draw:g>
          <draw:custom-shape draw:style-name="gr19" draw:text-style-name="P2" draw:layer="layout" svg:width="14.3cm" svg:height="4.8cm" svg:x="26cm" svg:y="2.4cm">
            <text:p/>
            <draw:enhanced-geometry svg:viewBox="0 0 21600 21600" draw:type="rectangle" draw:enhanced-path="M 0 0 L 21600 0 21600 21600 0 21600 0 0 Z N"/>
          </draw:custom-shape>
          <draw:line draw:style-name="gr7" draw:text-style-name="P5" draw:layer="layout" svg:x1="26.7cm" svg:y1="3.5cm" svg:x2="30.9cm" svg:y2="3.5cm">
            <text:p/>
          </draw:line>
          <draw:line draw:style-name="gr15" draw:text-style-name="P5" draw:layer="layout" svg:x1="26.7cm" svg:y1="5cm" svg:x2="30.9cm" svg:y2="5cm">
            <text:p/>
          </draw:line>
          <draw:line draw:style-name="gr13" draw:text-style-name="P5" draw:layer="layout" svg:x1="26.7cm" svg:y1="6.4cm" svg:x2="30.8cm" svg:y2="6.4cm">
            <text:p/>
          </draw:line>
          <draw:frame draw:style-name="gr20" draw:text-style-name="P6" draw:layer="layout" svg:width="6.4cm" svg:height="0.962cm" svg:x="31.6cm" svg:y="2.9cm">
            <draw:text-box>
              <text:p>from child to parent</text:p>
            </draw:text-box>
          </draw:frame>
          <draw:frame draw:style-name="gr20" draw:text-style-name="P6" draw:layer="layout" svg:width="8.2cm" svg:height="0.962cm" svg:x="31.6cm" svg:y="4.4cm">
            <draw:text-box>
              <text:p>A have shared_pointer to B</text:p>
            </draw:text-box>
          </draw:frame>
          <draw:frame draw:style-name="gr20" draw:text-style-name="P6" draw:layer="layout" svg:width="8.2cm" svg:height="0.962cm" svg:x="31.6cm" svg:y="5.8cm">
            <draw:text-box>
              <text:p>A have reference to B</text:p>
            </draw:text-box>
          </draw:frame>
        </draw:g>
        <draw:custom-shape draw:style-name="gr16" draw:text-style-name="P4" xml:id="id28" draw:id="id28" draw:layer="layout" svg:width="3.1cm" svg:height="0.9cm" svg:x="10cm" svg:y="27cm">
          <text:p text:style-name="P2"><text:span text:style-name="T1">Time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7" draw:layer="layout" svg:x1="11.55cm" svg:y1="27cm" svg:x2="11.55cm" svg:y2="24.6cm" draw:start-shape="id28" draw:start-glue-point="0" draw:end-shape="id15" svg:d="M11550 27000v-2400" svg:viewBox="0 0 1 2401">
          <text:p/>
        </draw:connector>
        <draw:custom-shape draw:style-name="gr2" draw:text-style-name="P3" xml:id="id29" draw:id="id29" draw:layer="layout" svg:width="2.6cm" svg:height="0.9cm" svg:x="19.9cm" svg:y="2.5cm">
          <text:p text:style-name="P2"><text:span text:style-name="T1">ddt</text:span></text:p>
          <draw:enhanced-geometry svg:viewBox="0 0 21600 21600" draw:type="rectangle" draw:enhanced-path="M 0 0 L 21600 0 21600 21600 0 21600 0 0 Z N"/>
        </draw:custom-shape>
        <draw:connector draw:style-name="gr22" draw:text-style-name="P7" draw:layer="layout" draw:line-skew="0cm -7.201cm 1.7cm" svg:x1="21.2cm" svg:y1="2.5cm" svg:x2="21.2cm" svg:y2="10.5cm" draw:start-shape="id29" draw:start-glue-point="0" draw:end-shape="id14" draw:end-glue-point="0" svg:d="M21200 2500v-501h-5400v6651h5400v1850" svg:viewBox="0 0 5401 8502">
          <text:p/>
        </draw:connector>
        <draw:connector draw:style-name="gr22" draw:text-style-name="P7" draw:layer="layout" svg:x1="21.2cm" svg:y1="2.5cm" svg:x2="11.6cm" svg:y2="8.3cm" draw:start-shape="id29" draw:start-glue-point="0" draw:end-shape="id17" draw:end-glue-point="0" svg:d="M21200 2500v-501h-9600v6301" svg:viewBox="0 0 9601 6302">
          <text:p/>
        </draw:connector>
        <draw:connector draw:style-name="gr22" draw:text-style-name="P7" draw:layer="layout" svg:x1="21.2cm" svg:y1="2.5cm" svg:x2="3.7cm" svg:y2="25.5cm" draw:start-shape="id29" draw:start-glue-point="0" draw:end-shape="id18" draw:end-glue-point="0" svg:d="M21200 2500v-501h-17500v23501" svg:viewBox="0 0 17501 23502">
          <text:p/>
        </draw:connector>
        <draw:custom-shape draw:style-name="gr23" draw:text-style-name="P4" xml:id="id30" draw:id="id30" draw:layer="layout" svg:width="3.4cm" svg:height="1.1cm" svg:x="19.5cm" svg:y="4.3cm">
          <text:p text:style-name="P2"><text:span text:style-name="T1">RungeKutta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xml:id="id31" draw:id="id31" draw:layer="layout" svg:width="3.4cm" svg:height="1.1cm" svg:x="19.5cm" svg:y="6.3cm">
          <text:p text:style-name="P2"><text:span text:style-name="T1">Adams</text:span></text:p>
          <draw:enhanced-geometry svg:viewBox="0 0 21600 21600" draw:type="rectangle" draw:enhanced-path="M 0 0 L 21600 0 21600 21600 0 21600 0 0 Z N"/>
        </draw:custom-shape>
        <draw:connector draw:style-name="gr24" draw:text-style-name="P7" draw:layer="layout" svg:x1="21.2cm" svg:y1="4.3cm" svg:x2="21.2cm" svg:y2="3.4cm" draw:start-shape="id30" draw:start-glue-point="0" draw:end-shape="id29" draw:end-glue-point="2" svg:d="M21200 4300v-900" svg:viewBox="0 0 1 901">
          <text:p/>
        </draw:connector>
        <draw:connector draw:style-name="gr24" draw:text-style-name="P7" draw:layer="layout" svg:x1="21.2cm" svg:y1="6.3cm" svg:x2="21.2cm" svg:y2="5.4cm" draw:start-shape="id31" draw:start-glue-point="0" draw:end-shape="id30" draw:end-glue-point="2" svg:d="M21200 6300v-900" svg:viewBox="0 0 1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eeee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14:02:55.919104161</meta:creation-date>
    <dc:date>2018-10-08T13:40:31.194634618</dc:date>
    <meta:editing-duration>PT3H39M41S</meta:editing-duration>
    <meta:editing-cycles>11</meta:editing-cycles>
    <meta:generator>LibreOffice/6.0.6.2$Linux_X86_64 LibreOffice_project/00$Build-2</meta:generator>
    <meta:document-statistic meta:object-count="75"/>
  </office:meta>
</office:document-meta>
</file>